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2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office:value-type="string">
            <text:p>bits</text:p>
          </table:table-cell>
          <table:table-cell office:value-type="string">
            <text:p>cd</text:p>
          </table:table-cell>
          <table:table-cell office:value-type="string">
            <text:p>ct</text:p>
          </table:table-cell>
          <table:table-cell office:value-type="string">
            <text:p>fct</text:p>
          </table:table-cell>
          <table:table-cell office:value-type="string">
            <text:p>len</text:p>
          </table:table-cell>
          <table:table-cell office:value-type="string">
            <text:p>cdln</text:p>
          </table:table-cell>
          <table:table-cell office:value-type="string">
            <text:p>mxsz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<text:s/>1</text:p>
          </table:table-cell>
          <table:table-cell office:value-type="float" office:value="128">
            <text:p>128</text:p>
          </table:table-cell>
          <table:table-cell office:value-type="float" office:value="112985">
            <text:p>112985</text:p>
          </table:table-cell>
          <table:table-cell office:value-type="float" office:value="321">
            <text:p>321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E7]*[.B7]/8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<text:s/>0</text:p>
          </table:table-cell>
          <table:table-cell office:value-type="float" office:value="1024">
            <text:p>1024</text:p>
          </table:table-cell>
          <table:table-cell office:value-type="float" office:value="76313">
            <text:p>76313</text:p>
          </table:table-cell>
          <table:table-cell office:value-type="float" office:value="2322">
            <text:p>2322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table:formula="of:=[.E8]*[.B8]/8" office:value-type="float" office:value="38156.5">
            <text:p>38156.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<text:s/>2</text:p>
          </table:table-cell>
          <table:table-cell office:value-type="float" office:value="8192">
            <text:p>8192</text:p>
          </table:table-cell>
          <table:table-cell office:value-type="float" office:value="43719">
            <text:p>43719</text:p>
          </table:table-cell>
          <table:table-cell office:value-type="float" office:value="20202">
            <text:p>20202</text:p>
          </table:table-cell>
          <table:table-cell office:value-type="float" office:value="3">
            <text:p>3</text:p>
          </table:table-cell>
          <table:table-cell office:value-type="float" office:value="8192">
            <text:p>8192</text:p>
          </table:table-cell>
          <table:table-cell table:formula="of:=[.E9]*[.B9]/8" office:value-type="float" office:value="43719">
            <text:p>43719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<text:s/>3</text:p>
          </table:table-cell>
          <table:table-cell table:number-columns-repeated="2" office:value-type="float" office:value="9339">
            <text:p>9339</text:p>
          </table:table-cell>
          <table:table-cell office:value-type="float" office:value="31541">
            <text:p>31541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table:formula="of:=[.E10]*[.B10]/8" office:value-type="float" office:value="11673.75">
            <text:p>11673.75</text:p>
          </table:table-cell>
        </table:table-row>
        <table:table-row table:style-name="ro1">
          <table:table-cell table:number-columns-repeated="4"/>
          <table:table-cell table:formula="of:=SUM([.E7:.E10])" office:value-type="float" office:value="242356">
            <text:p>242356</text:p>
          </table:table-cell>
          <table:table-cell table:formula="of:=SUM([.F7:.F10])" office:value-type="float" office:value="54386">
            <text:p>54386</text:p>
          </table:table-cell>
          <table:table-cell table:number-columns-repeated="2"/>
          <table:table-cell table:formula="of:=SUM([.I7:.I10])" office:value-type="float" office:value="93549.25">
            <text:p>93549.25</text:p>
          </table:table-cell>
        </table:table-row>
        <table:table-row table:style-name="ro1">
          <table:table-cell table:number-columns-repeated="4"/>
          <table:table-cell table:formula="of:=[.E11]-158418" office:value-type="float" office:value="83938">
            <text:p>83938</text:p>
          </table:table-cell>
          <table:table-cell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>
            <text:p>bits</text:p>
          </table:table-cell>
          <table:table-cell office:value-type="string">
            <text:p>cd</text:p>
          </table:table-cell>
          <table:table-cell office:value-type="string">
            <text:p>ct</text:p>
          </table:table-cell>
          <table:table-cell office:value-type="string">
            <text:p>fct</text:p>
          </table:table-cell>
          <table:table-cell office:value-type="string">
            <text:p>len</text:p>
          </table:table-cell>
          <table:table-cell office:value-type="string">
            <text:p>cdln</text:p>
          </table:table-cell>
          <table:table-cell office:value-type="string">
            <text:p>mxsz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<text:s/>1</text:p>
          </table:table-cell>
          <table:table-cell office:value-type="float" office:value="128">
            <text:p>128</text:p>
          </table:table-cell>
          <table:table-cell office:value-type="float" office:value="338000">
            <text:p>338000</text:p>
          </table:table-cell>
          <table:table-cell office:value-type="float" office:value="305">
            <text:p>305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E18]*[.B18]/8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<text:s/>0</text:p>
          </table:table-cell>
          <table:table-cell office:value-type="float" office:value="1024">
            <text:p>1024</text:p>
          </table:table-cell>
          <table:table-cell office:value-type="float" office:value="193629">
            <text:p>193629</text:p>
          </table:table-cell>
          <table:table-cell office:value-type="float" office:value="2236">
            <text:p>2236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table:formula="of:=[.E19]*[.B19]/8" office:value-type="float" office:value="96814.5">
            <text:p>96814.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<text:s/>2</text:p>
          </table:table-cell>
          <table:table-cell office:value-type="float" office:value="8192">
            <text:p>8192</text:p>
          </table:table-cell>
          <table:table-cell office:value-type="float" office:value="128914">
            <text:p>128914</text:p>
          </table:table-cell>
          <table:table-cell office:value-type="float" office:value="17829">
            <text:p>17829</text:p>
          </table:table-cell>
          <table:table-cell office:value-type="float" office:value="3">
            <text:p>3</text:p>
          </table:table-cell>
          <table:table-cell office:value-type="float" office:value="8192">
            <text:p>8192</text:p>
          </table:table-cell>
          <table:table-cell table:formula="of:=[.E20]*[.B20]/8" office:value-type="float" office:value="128914">
            <text:p>128914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<text:s/>6</text:p>
          </table:table-cell>
          <table:table-cell office:value-type="float" office:value="23103">
            <text:p>23103</text:p>
          </table:table-cell>
          <table:table-cell office:value-type="float" office:value="32266">
            <text:p>32266</text:p>
          </table:table-cell>
          <table:table-cell office:value-type="float" office:value="65531">
            <text:p>65531</text:p>
          </table:table-cell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table:formula="of:=[.E21]*[.B21]/8" office:value-type="float" office:value="48399">
            <text:p>48399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<text:s/>7</text:p>
          </table:table-cell>
          <table:table-cell office:value-type="float" office:value="10617">
            <text:p>10617</text:p>
          </table:table-cell>
          <table:table-cell office:value-type="float" office:value="14594">
            <text:p>14594</text:p>
          </table:table-cell>
          <table:table-cell office:value-type="float" office:value="31262">
            <text:p>31262</text:p>
          </table:table-cell>
          <table:table-cell office:value-type="float" office:value="4">
            <text:p>4</text:p>
          </table:table-cell>
          <table:table-cell office:value-type="float" office:value="524288">
            <text:p>524288</text:p>
          </table:table-cell>
          <table:table-cell table:formula="of:=[.E22]*[.B22]/8" office:value-type="float" office:value="20066.75">
            <text:p>20066.75</text:p>
          </table:table-cell>
        </table:table-row>
        <table:table-row table:style-name="ro1">
          <table:table-cell table:number-columns-repeated="4"/>
          <table:table-cell table:formula="of:=SUM([.E18:.E22])" office:value-type="float" office:value="707403">
            <text:p>707403</text:p>
          </table:table-cell>
          <table:table-cell table:formula="of:=SUM([.F18:.F22])" office:value-type="float" office:value="117163">
            <text:p>117163</text:p>
          </table:table-cell>
          <table:table-cell table:number-columns-repeated="2"/>
          <table:table-cell table:formula="of:=SUM([.I18:.I22])" office:value-type="float" office:value="294194.25">
            <text:p>294194.25</text:p>
          </table:table-cell>
        </table:table-row>
        <table:table-row table:style-name="ro1">
          <table:table-cell table:number-columns-repeated="4"/>
          <table:table-cell table:formula="of:=[.E11]+[.E23]" office:value-type="float" office:value="949759">
            <text:p>949759</text:p>
          </table:table-cell>
          <table:table-cell table:formula="of:=[.F11]+[.F23]" office:value-type="float" office:value="171549">
            <text:p>171549</text:p>
          </table:table-cell>
          <table:table-cell table:number-columns-repeated="2"/>
          <table:table-cell table:formula="of:=[.I11]+[.I23]" office:value-type="float" office:value="387743.5">
            <text:p>387743.5</text:p>
          </table:table-cell>
        </table:table-row>
      </table:table>
      <table:table table:name="Sheet2" table:style-name="ta1" table:print="false">
        <table:table-column table:style-name="co1" table:number-columns-repeated="8" table:default-cell-style-name="Default"/>
        <table:table-column table:style-name="co1" table:default-cell-style-name="ce1"/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>
            <text:p>bits</text:p>
          </table:table-cell>
          <table:table-cell office:value-type="string">
            <text:p>cd</text:p>
          </table:table-cell>
          <table:table-cell office:value-type="string">
            <text:p>ct</text:p>
          </table:table-cell>
          <table:table-cell office:value-type="string">
            <text:p>fct</text:p>
          </table:table-cell>
          <table:table-cell office:value-type="string">
            <text:p>len</text:p>
          </table:table-cell>
          <table:table-cell office:value-type="string">
            <text:p>cdln</text:p>
          </table:table-cell>
          <table:table-cell office:value-type="string">
            <text:p>mxsz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<text:s/>1</text:p>
          </table:table-cell>
          <table:table-cell office:value-type="float" office:value="128">
            <text:p>128</text:p>
          </table:table-cell>
          <table:table-cell office:value-type="float" office:value="971158">
            <text:p>971158</text:p>
          </table:table-cell>
          <table:table-cell office:value-type="float" office:value="390">
            <text:p>39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formula="of:=[.E5]*[.B5]/8" office:value-type="float" office:value="121394.75">
            <text:p>12139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<text:s/>3</text:p>
          </table:table-cell>
          <table:table-cell office:value-type="float" office:value="1024">
            <text:p>1024</text:p>
          </table:table-cell>
          <table:table-cell office:value-type="float" office:value="744747">
            <text:p>744747</text:p>
          </table:table-cell>
          <table:table-cell office:value-type="float" office:value="2822">
            <text:p>2822</text:p>
          </table:table-cell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table:formula="of:=[.E6]*[.B6]/8" office:value-type="float" office:value="372373.5">
            <text:p>372374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<text:s/>2</text:p>
          </table:table-cell>
          <table:table-cell office:value-type="float" office:value="8192">
            <text:p>8192</text:p>
          </table:table-cell>
          <table:table-cell office:value-type="float" office:value="757751">
            <text:p>757751</text:p>
          </table:table-cell>
          <table:table-cell office:value-type="float" office:value="24146">
            <text:p>24146</text:p>
          </table:table-cell>
          <table:table-cell office:value-type="float" office:value="2">
            <text:p>2</text:p>
          </table:table-cell>
          <table:table-cell office:value-type="float" office:value="8192">
            <text:p>8192</text:p>
          </table:table-cell>
          <table:table-cell table:formula="of:=[.E7]*[.B7]/8" office:value-type="float" office:value="663032.125">
            <text:p>663032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<text:s/>1</text:p>
          </table:table-cell>
          <table:table-cell office:value-type="float" office:value="65536">
            <text:p>65536</text:p>
          </table:table-cell>
          <table:table-cell office:value-type="float" office:value="657054">
            <text:p>657054</text:p>
          </table:table-cell>
          <table:table-cell office:value-type="float" office:value="202036">
            <text:p>202036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table:formula="of:=[.E8]*[.B8]/8" office:value-type="float" office:value="903449.25">
            <text:p>903449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<text:s/>1</text:p>
          </table:table-cell>
          <table:table-cell office:value-type="float" office:value="95796">
            <text:p>95796</text:p>
          </table:table-cell>
          <table:table-cell office:value-type="float" office:value="116819">
            <text:p>116819</text:p>
          </table:table-cell>
          <table:table-cell office:value-type="float" office:value="524281">
            <text:p>524281</text:p>
          </table:table-cell>
          <table:table-cell office:value-type="float" office:value="4">
            <text:p>4</text:p>
          </table:table-cell>
          <table:table-cell office:value-type="float" office:value="524288">
            <text:p>524288</text:p>
          </table:table-cell>
          <table:table-cell table:formula="of:=[.E9]*[.B9]/8" office:value-type="float" office:value="219035.625">
            <text:p>219036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<text:s/>0</text:p>
          </table:table-cell>
          <table:table-cell office:value-type="float" office:value="497068">
            <text:p>497068</text:p>
          </table:table-cell>
          <table:table-cell office:value-type="float" office:value="610628">
            <text:p>610628</text:p>
          </table:table-cell>
          <table:table-cell office:value-type="float" office:value="2662469">
            <text:p>2662469</text:p>
          </table:table-cell>
          <table:table-cell office:value-type="float" office:value="4">
            <text:p>4</text:p>
          </table:table-cell>
          <table:table-cell office:value-type="float" office:value="4194304">
            <text:p>4194304</text:p>
          </table:table-cell>
          <table:table-cell table:formula="of:=[.E10]*[.B10]/8" office:value-type="float" office:value="1373913">
            <text:p>1373913</text:p>
          </table:table-cell>
        </table:table-row>
        <table:table-row table:style-name="ro1">
          <table:table-cell table:number-columns-repeated="3"/>
          <table:table-cell table:formula="of:=SUM([.D5:.D10])" office:value-type="float" office:value="667744">
            <text:p>667744</text:p>
          </table:table-cell>
          <table:table-cell table:formula="of:=SUM([.E5:.E10])" office:value-type="float" office:value="3858157">
            <text:p>3858157</text:p>
          </table:table-cell>
          <table:table-cell table:formula="of:=SUM([.F5:.F10])" office:value-type="float" office:value="3416144">
            <text:p>3416144</text:p>
          </table:table-cell>
          <table:table-cell table:number-columns-repeated="2"/>
          <table:table-cell table:formula="of:=SUM([.I5:.I10])" office:value-type="float" office:value="3653198.25">
            <text:p>3653198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/>
          <table:table-cell office:value-type="string">
            <text:p>Avg ptr len:</text:p>
          </table:table-cell>
          <table:table-cell table:formula="of:=[.I11]/[.E11]" office:value-type="float" office:value="0.946876513838084">
            <text:p>0.9468765138</text:p>
          </table:table-cell>
          <table:table-cell/>
          <table:table-cell office:value-type="string">
            <text:p>11 million entries occupy 3.4mb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child+leaf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>
            <text:p>bits</text:p>
          </table:table-cell>
          <table:table-cell office:value-type="string">
            <text:p>cd</text:p>
          </table:table-cell>
          <table:table-cell office:value-type="string">
            <text:p>ct</text:p>
          </table:table-cell>
          <table:table-cell office:value-type="string">
            <text:p>fct</text:p>
          </table:table-cell>
          <table:table-cell office:value-type="string">
            <text:p>len</text:p>
          </table:table-cell>
          <table:table-cell office:value-type="string">
            <text:p>cdln</text:p>
          </table:table-cell>
          <table:table-cell office:value-type="string">
            <text:p>mxsz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<text:s/>4</text:p>
          </table:table-cell>
          <table:table-cell office:value-type="float" office:value="128">
            <text:p>128</text:p>
          </table:table-cell>
          <table:table-cell office:value-type="float" office:value="1368765">
            <text:p>1368765</text:p>
          </table:table-cell>
          <table:table-cell office:value-type="float" office:value="511">
            <text:p>511</text:p>
          </table:table-cell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 table:formula="of:=[.E18]*[.B18]/8" office:value-type="float" office:value="342191.25">
            <text:p>34219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<text:s/>3</text:p>
          </table:table-cell>
          <table:table-cell office:value-type="float" office:value="1024">
            <text:p>1024</text:p>
          </table:table-cell>
          <table:table-cell office:value-type="float" office:value="1598254">
            <text:p>1598254</text:p>
          </table:table-cell>
          <table:table-cell office:value-type="float" office:value="3956">
            <text:p>3956</text:p>
          </table:table-cell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table:formula="of:=[.E19]*[.B19]/8" office:value-type="float" office:value="998908.75">
            <text:p>998909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<text:s/>2</text:p>
          </table:table-cell>
          <table:table-cell office:value-type="float" office:value="8192">
            <text:p>8192</text:p>
          </table:table-cell>
          <table:table-cell office:value-type="float" office:value="2390897">
            <text:p>2390897</text:p>
          </table:table-cell>
          <table:table-cell office:value-type="float" office:value="28126">
            <text:p>28126</text:p>
          </table:table-cell>
          <table:table-cell office:value-type="float" office:value="3">
            <text:p>3</text:p>
          </table:table-cell>
          <table:table-cell office:value-type="float" office:value="8192">
            <text:p>8192</text:p>
          </table:table-cell>
          <table:table-cell table:formula="of:=[.E20]*[.B20]/8" office:value-type="float" office:value="2390897">
            <text:p>2390897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<text:s/>3</text:p>
          </table:table-cell>
          <table:table-cell office:value-type="float" office:value="65536">
            <text:p>65536</text:p>
          </table:table-cell>
          <table:table-cell office:value-type="float" office:value="2567736">
            <text:p>2567736</text:p>
          </table:table-cell>
          <table:table-cell office:value-type="float" office:value="232370">
            <text:p>232370</text:p>
          </table:table-cell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table:formula="of:=[.E21]*[.B21]/8" office:value-type="float" office:value="3209670">
            <text:p>3209670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<text:s/>b</text:p>
          </table:table-cell>
          <table:table-cell office:value-type="float" office:value="82355">
            <text:p>82355</text:p>
          </table:table-cell>
          <table:table-cell office:value-type="float" office:value="356986">
            <text:p>356986</text:p>
          </table:table-cell>
          <table:table-cell office:value-type="float" office:value="524285">
            <text:p>524285</text:p>
          </table:table-cell>
          <table:table-cell office:value-type="float" office:value="4">
            <text:p>4</text:p>
          </table:table-cell>
          <table:table-cell office:value-type="float" office:value="524288">
            <text:p>524288</text:p>
          </table:table-cell>
          <table:table-cell table:formula="of:=[.E22]*[.B22]/8" office:value-type="float" office:value="669348.75">
            <text:p>669349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<text:s/>a</text:p>
          </table:table-cell>
          <table:table-cell office:value-type="float" office:value="634404">
            <text:p>634404</text:p>
          </table:table-cell>
          <table:table-cell office:value-type="float" office:value="899650">
            <text:p>899650</text:p>
          </table:table-cell>
          <table:table-cell office:value-type="float" office:value="4194294">
            <text:p>4194294</text:p>
          </table:table-cell>
          <table:table-cell office:value-type="float" office:value="4">
            <text:p>4</text:p>
          </table:table-cell>
          <table:table-cell office:value-type="float" office:value="4194304">
            <text:p>4194304</text:p>
          </table:table-cell>
          <table:table-cell table:formula="of:=[.E23]*[.B23]/8" office:value-type="float" office:value="2024212.5">
            <text:p>2024213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<text:s/>0</text:p>
          </table:table-cell>
          <table:table-cell office:value-type="float" office:value="3093463">
            <text:p>3093463</text:p>
          </table:table-cell>
          <table:table-cell office:value-type="float" office:value="4504232">
            <text:p>4504232</text:p>
          </table:table-cell>
          <table:table-cell office:value-type="float" office:value="19468540">
            <text:p>19468540</text:p>
          </table:table-cell>
          <table:table-cell office:value-type="float" office:value="2">
            <text:p>2</text:p>
          </table:table-cell>
          <table:table-cell office:value-type="float" office:value="33554432">
            <text:p>33554432</text:p>
          </table:table-cell>
          <table:table-cell table:formula="of:=[.E24]*[.B24]/8" office:value-type="float" office:value="10697551">
            <text:p>10697551</text:p>
          </table:table-cell>
        </table:table-row>
        <table:table-row table:style-name="ro1">
          <table:table-cell table:number-columns-repeated="3"/>
          <table:table-cell table:formula="of:=SUM([.D18:.D24])" office:value-type="float" office:value="3885102">
            <text:p>3885102</text:p>
          </table:table-cell>
          <table:table-cell table:formula="of:=SUM([.E18:.E24])" office:value-type="float" office:value="13686520">
            <text:p>13686520</text:p>
          </table:table-cell>
          <table:table-cell table:formula="of:=SUM([.F18:.F24])" office:value-type="float" office:value="24452082">
            <text:p>24452082</text:p>
          </table:table-cell>
          <table:table-cell table:number-columns-repeated="2"/>
          <table:table-cell table:formula="of:=SUM([.I18:.I24])" office:value-type="float" office:value="20332779.25">
            <text:p>20332779</text:p>
          </table:table-cell>
        </table:table-row>
        <table:table-row table:style-name="ro1">
          <table:table-cell table:number-columns-repeated="3"/>
          <table:table-cell table:formula="of:=[.D25]+[.D11]" office:value-type="float" office:value="4552846">
            <text:p>4552846</text:p>
          </table:table-cell>
          <table:table-cell table:formula="of:=[.E25]+[.E11]" office:value-type="float" office:value="17544677">
            <text:p>17544677</text:p>
          </table:table-cell>
          <table:table-cell table:formula="of:=[.F25]+[.F11]" office:value-type="float" office:value="27868226">
            <text:p>27868226</text:p>
          </table:table-cell>
          <table:table-cell table:number-columns-repeated="2"/>
          <table:table-cell table:formula="of:=[.I25]+[.I11]" office:value-type="float" office:value="23985977.5">
            <text:p>23985978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/>
          <table:table-cell office:value-type="string">
            <text:p>Avg ptr len:</text:p>
          </table:table-cell>
          <table:table-cell table:formula="of:=[.I25]/[.E25]" office:value-type="float" office:value="1.48560622057324">
            <text:p>1.4856062206</text:p>
          </table:table-cell>
          <table:table-cell/>
          <table:table-cell office:value-type="string">
            <text:p>6.3 million entries occupy 23mb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only leaf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6">
            <text:p>66</text:p>
          </table:table-cell>
          <table:table-cell office:value-type="float" office:value="1172700">
            <text:p>1172700</text:p>
          </table:table-cell>
          <table:table-cell office:value-type="float" office:value="111">
            <text:p>111</text:p>
          </table:table-cell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  <table:table-cell table:formula="of:=[.E31]*[.B31]/8" office:value-type="float" office:value="439762.5">
            <text:p>439763</text:p>
          </table:table-cell>
        </table:table-row>
        <table:table-row table:style-name="ro1">
          <table:table-cell/>
          <table:table-cell table:number-columns-repeated="2" office:value-type="float" office:value="5">
            <text:p>5</text:p>
          </table:table-cell>
          <table:table-cell office:value-type="float" office:value="489">
            <text:p>489</text:p>
          </table:table-cell>
          <table:table-cell office:value-type="float" office:value="1785442">
            <text:p>1785442</text:p>
          </table:table-cell>
          <table:table-cell office:value-type="float" office:value="1019">
            <text:p>1019</text:p>
          </table:table-cell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table:formula="of:=[.E32]*[.B32]/8" office:value-type="float" office:value="1115901.25">
            <text:p>111590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434">
            <text:p>3434</text:p>
          </table:table-cell>
          <table:table-cell office:value-type="float" office:value="2544912">
            <text:p>2544912</text:p>
          </table:table-cell>
          <table:table-cell office:value-type="float" office:value="8190">
            <text:p>8190</text:p>
          </table:table-cell>
          <table:table-cell office:value-type="float" office:value="3">
            <text:p>3</text:p>
          </table:table-cell>
          <table:table-cell office:value-type="float" office:value="8192">
            <text:p>8192</text:p>
          </table:table-cell>
          <table:table-cell table:formula="of:=[.E33]*[.B33]/8" office:value-type="float" office:value="2544912">
            <text:p>2544912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0700">
            <text:p>10700</text:p>
          </table:table-cell>
          <table:table-cell office:value-type="float" office:value="2616611">
            <text:p>2616611</text:p>
          </table:table-cell>
          <table:table-cell office:value-type="float" office:value="65534">
            <text:p>65534</text:p>
          </table:table-cell>
          <table:table-cell office:value-type="float" office:value="3">
            <text:p>3</text:p>
          </table:table-cell>
          <table:table-cell office:value-type="float" office:value="65536">
            <text:p>65536</text:p>
          </table:table-cell>
          <table:table-cell table:formula="of:=[.E34]*[.B34]/8" office:value-type="float" office:value="3597840.125">
            <text:p>3597840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06561">
            <text:p>106561</text:p>
          </table:table-cell>
          <table:table-cell office:value-type="float" office:value="3229842">
            <text:p>3229842</text:p>
          </table:table-cell>
          <table:table-cell office:value-type="float" office:value="524286">
            <text:p>524286</text:p>
          </table:table-cell>
          <table:table-cell office:value-type="float" office:value="2">
            <text:p>2</text:p>
          </table:table-cell>
          <table:table-cell office:value-type="float" office:value="524288">
            <text:p>524288</text:p>
          </table:table-cell>
          <table:table-cell table:formula="of:=[.E35]*[.B35]/8" office:value-type="float" office:value="5248493.25">
            <text:p>5248493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617603">
            <text:p>617603</text:p>
          </table:table-cell>
          <table:table-cell office:value-type="float" office:value="1172666">
            <text:p>1172666</text:p>
          </table:table-cell>
          <table:table-cell office:value-type="float" office:value="4194299">
            <text:p>4194299</text:p>
          </table:table-cell>
          <table:table-cell office:value-type="float" office:value="4">
            <text:p>4</text:p>
          </table:table-cell>
          <table:table-cell office:value-type="float" office:value="4194304">
            <text:p>4194304</text:p>
          </table:table-cell>
          <table:table-cell table:formula="of:=[.E36]*[.B36]/8" office:value-type="float" office:value="2638498.5">
            <text:p>2638499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3454342">
            <text:p>3454342</text:p>
          </table:table-cell>
          <table:table-cell office:value-type="float" office:value="5022504">
            <text:p>5022504</text:p>
          </table:table-cell>
          <table:table-cell office:value-type="float" office:value="22502539">
            <text:p>22502539</text:p>
          </table:table-cell>
          <table:table-cell office:value-type="float" office:value="2">
            <text:p>2</text:p>
          </table:table-cell>
          <table:table-cell office:value-type="float" office:value="33554432">
            <text:p>33554432</text:p>
          </table:table-cell>
          <table:table-cell table:formula="of:=[.E37]*[.B37]/8" office:value-type="float" office:value="11928447">
            <text:p>11928447</text:p>
          </table:table-cell>
        </table:table-row>
        <table:table-row table:style-name="ro1">
          <table:table-cell table:number-columns-repeated="3"/>
          <table:table-cell table:formula="of:=SUM([.D31:.D37])" office:value-type="float" office:value="4193195">
            <text:p>4193195</text:p>
          </table:table-cell>
          <table:table-cell table:formula="of:=SUM([.E31:.E37])" office:value-type="float" office:value="17544677">
            <text:p>17544677</text:p>
          </table:table-cell>
          <table:table-cell table:number-columns-repeated="3"/>
          <table:table-cell table:formula="of:=SUM([.I31:.I37])" office:value-type="float" office:value="27513854.625">
            <text:p>27513855</text:p>
          </table:table-cell>
        </table:table-row>
        <table:table-row table:style-name="ro1" table:number-rows-repeated="104853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11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5">05/10/2023</text:date>, <text:time>15:0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un dale</meta:initial-creator>
    <meta:creation-date>2023-10-04T16:54:52</meta:creation-date>
    <dc:date>2023-10-05T15:04:52</dc:date>
    <dc:creator>Arun dale</dc:creator>
    <meta:editing-duration>PT6H29M5S</meta:editing-duration>
    <meta:editing-cycles>2</meta:editing-cycles>
    <meta:generator>OpenOffice/4.1.10$Unix OpenOffice.org_project/4110m2$Build-9807</meta:generator>
    <meta:document-statistic meta:table-count="3" meta:cell-count="293" meta:object-count="0"/>
  </office:meta>
</office:document-meta>
</file>